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.appendExcludes( String [ ] exclu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s.setCaseSensitive(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.ensureDirectoryScanner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s.setExcludesfile( File ex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s.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.isFollowSymlin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.hasPatterns( PatternSet 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.createIn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.mergeIncludes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.appendIncludes( String [ ] inclu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s.Files( Files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s.getDefaultexclu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.setIncludesfile( File in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.isCaseSensi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s.itera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s.hasPatter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s.appendSelector( FileSelector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.createExclud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.mergeExcludes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.createInclud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.createEx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.createPattern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s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s.setDefaultexcludes( boolean useDefault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.setRefid( Reference 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s.setExcludes( String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.mergePatterns(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s.setIncludes( String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.setFollowSymlinks( boolean followSyml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